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b 58%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акие</text:span><text:span text:style-name="T2">2</text:span><text:span text:style-name="T1"> то</text:span><text:span text:style-name="T3">1</text:span><text:span text:style-name="T1"> определения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erif CJK SC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ru" fo:country="RU" style:letter-kerning="false" style:font-name-asian="Noto Serif CJK SC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Название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6:06:51</meta:creation-date>
    <dc:description>This is example document</dc:description>
    <meta:keyword>key</meta:keyword>
    <meta:keyword>word</meta:keyword>
    <meta:keyword>other</meta:keyword>
    <meta:keyword>word</meta:keyword>
    <dc:language>ru-RU</dc:language>
    <meta:print-date>2020-11-05T18:41:00</meta:print-date>
    <dc:date>2021-11-18T16:19:56</dc:date>
    <meta:editing-cycles>14</meta:editing-cycles>
    <dc:subject>document subject</dc:subject>
    <dc:title>documetn title</dc:title>
    <meta:editing-duration>PT38M</meta:editing-duration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22" meta:non-whitespace-character-count="20"/>
    <meta:user-defined meta:name="??????">j</meta:user-defined>
  </office:meta>
</office:document-meta>
</file>